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teSearchItemDO.getFee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MainPic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Properties( String 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Feedback( String appendFee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TradeId( long tra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ater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ComponentJson( String appendComponent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PicJson( String appendPic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Tra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MainComponentJson( String mainComponent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LeafCa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GmtCreat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FeedId( long fee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CreateStamp( long appendCreat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Pic( int append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non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Validfeed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( int appe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aterUserNick( String raterUserN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LeafCatId( long leafCa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Other( String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Fee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aterUid( long rater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SortWeight( int sortW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Attributes( String append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Validfeedback( int validfee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Valid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Validscore( int validsc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Component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ExpressionAu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aterUserN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eply( String rep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lgoSort( long algoS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at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ParentTradeId( long parentTra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Reply( String appendRepl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SortW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Feed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ate( int r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Feedba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FeedId( long appendFeed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MainPicJson( String mainPicJ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aterPic( int raterPi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haveApp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Creat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GmtCreateStamp( long gmtCreate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aterType( int rater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Status( int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ootCa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ater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ExpressionAuc( String expressionAu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MainComponent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Biz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PicJ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PersonalizedTag( String personalizedT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ucNumId( long aucNu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VoteUseful( int voteUsefu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uto( String aut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ea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FoldFlag( int fold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GmtTradeFinishedStamp( long gmtTradeFinishedStam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ppend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ParentTra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ucNu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ttributes( String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eason( String reas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Properties( String appendPropert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Personalize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FoldFl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lgoS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atedUserNick( String ratedUserNi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Ot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Source( long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Au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ppendStatus( int append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atedUid( long ratedU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atedUserNic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VoteUsefu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Propert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Rated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BizType( int biz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Anony( int anon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Feedback( String feedbac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getGmtTradeFinished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Position( String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teSearchItemDO.setRootCatId( long rootCat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